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UNAZI+Cambria" svg:font-family="TUNAZI+Cambria"/>
    <style:font-face style:name="VGBWEV+Cambria" svg:font-family="VGBWEV+Cambria"/>
    <style:font-face style:name="Courier New" svg:font-family="'Courier New'" style:font-family-generic="modern"/>
    <style:font-face style:name="DejaVu Sans" svg:font-family="'DejaVu Sans'" style:font-adornments="Book"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office:font-face-decls>
  <office:automatic-styles>
    <style:style style:name="Table1" style:family="table">
      <style:table-properties style:width="5.2424in" fo:margin-left="0.1757in" fo:margin-right="1.1278in" table:align="margins" style:writing-mode="lr-tb"/>
    </style:style>
    <style:style style:name="Table1.A" style:family="table-column">
      <style:table-column-properties style:column-width="1.1264in" style:rel-column-width="14081*"/>
    </style:style>
    <style:style style:name="Table1.B" style:family="table-column">
      <style:table-column-properties style:column-width="1.8618in" style:rel-column-width="23274*"/>
    </style:style>
    <style:style style:name="Table1.C" style:family="table-column">
      <style:table-column-properties style:column-width="1.184in" style:rel-column-width="14801*"/>
    </style:style>
    <style:style style:name="Table1.D" style:family="table-column">
      <style:table-column-properties style:column-width="1.0701in" style:rel-column-width="13379*"/>
    </style:style>
    <style:style style:name="Table1.1" style:family="table-row">
      <style:table-row-properties fo:keep-together="auto"/>
    </style:style>
    <style:style style:name="Table1.A1" style:family="table-cell">
      <style:table-cell-properties style:vertical-align="top" fo:padding="0.0382in" fo:border-left="0.05pt solid #000000" fo:border-right="none" fo:border-top="0.05pt solid #000000" fo:border-bottom="0.05pt solid #000000" style:writing-mode="lr-tb"/>
    </style:style>
    <style:style style:name="Table1.D1" style:family="table-cell">
      <style:table-cell-properties style:vertical-align="top" fo:padding="0.0382in" fo:border="0.05pt solid #000000" style:writing-mode="lr-tb"/>
    </style:style>
    <style:style style:name="Table1.A2" style:family="table-cell">
      <style:table-cell-properties style:vertical-align="top" fo:padding="0.0382in" fo:border-left="0.05pt solid #000000" fo:border-right="none" fo:border-top="none" fo:border-bottom="0.05pt solid #000000" style:writing-mode="lr-tb"/>
    </style:style>
    <style:style style:name="Table1.D2" style:family="table-cell">
      <style:table-cell-properties style:vertical-align="top" fo:padding="0.0382in" fo:border-left="0.05pt solid #000000" fo:border-right="0.05pt solid #000000" fo:border-top="none" fo:border-bottom="0.05pt solid #000000" style:writing-mode="lr-tb"/>
    </style:style>
    <style:style style:name="Table2" style:family="table">
      <style:table-properties style:width="3.7in" fo:margin-left="1.4514in" fo:margin-right="1.3944in" table:align="margins" style:writing-mode="lr-tb"/>
    </style:style>
    <style:style style:name="Table2.A" style:family="table-column">
      <style:table-column-properties style:column-width="1.9236in" style:rel-column-width="34071*"/>
    </style:style>
    <style:style style:name="Table2.B" style:family="table-column">
      <style:table-column-properties style:column-width="1.7764in" style:rel-column-width="31464*"/>
    </style:style>
    <style:style style:name="Table2.1" style:family="table-row">
      <style:table-row-properties fo:keep-together="auto"/>
    </style:style>
    <style:style style:name="Table2.A1" style:family="table-cell">
      <style:table-cell-properties style:vertical-align="top" fo:padding="0.0382in" fo:border-left="0.05pt solid #000000" fo:border-right="none" fo:border-top="0.05pt solid #000000" fo:border-bottom="0.05pt solid #000000" style:writing-mode="lr-tb"/>
    </style:style>
    <style:style style:name="Table2.B1" style:family="table-cell">
      <style:table-cell-properties style:vertical-align="top" fo:padding="0.0382in" fo:border="0.05pt solid #000000" style:writing-mode="lr-tb"/>
    </style:style>
    <style:style style:name="Table2.A2" style:family="table-cell">
      <style:table-cell-properties style:vertical-align="top" fo:padding="0.0382in" fo:border-left="0.05pt solid #000000" fo:border-right="none" fo:border-top="none" fo:border-bottom="0.05pt solid #000000" style:writing-mode="lr-tb"/>
    </style:style>
    <style:style style:name="Table2.B2" style:family="table-cell">
      <style:table-cell-properties style:vertical-align="top" fo:padding="0.0382in" fo:border-left="0.05pt solid #000000" fo:border-right="0.05pt solid #000000" fo:border-top="none" fo:border-bottom="0.05pt solid #000000" style:writing-mode="lr-tb"/>
    </style:style>
    <style:style style:name="Table2.B6" style:family="table-cell" style:data-style-name="N0">
      <style:table-cell-properties style:vertical-align="top" fo:padding="0.0382in" fo:border-left="0.05pt solid #000000" fo:border-right="0.05pt solid #000000" fo:border-top="none" fo:border-bottom="0.05pt solid #000000" style:writing-mode="lr-tb"/>
    </style:style>
    <style:style style:name="Table4" style:family="table">
      <style:table-properties style:width="3.7in" fo:margin-left="1.4514in" fo:margin-right="1.3944in" table:align="margins" style:writing-mode="lr-tb"/>
    </style:style>
    <style:style style:name="Table4.A" style:family="table-column">
      <style:table-column-properties style:column-width="1.9236in" style:rel-column-width="34071*"/>
    </style:style>
    <style:style style:name="Table4.B" style:family="table-column">
      <style:table-column-properties style:column-width="1.7764in" style:rel-column-width="31464*"/>
    </style:style>
    <style:style style:name="Table4.1" style:family="table-row">
      <style:table-row-properties fo:keep-together="auto"/>
    </style:style>
    <style:style style:name="Table4.A1" style:family="table-cell">
      <style:table-cell-properties style:vertical-align="top" fo:padding="0.0382in" fo:border-left="0.05pt solid #000000" fo:border-right="none" fo:border-top="0.05pt solid #000000" fo:border-bottom="0.05pt solid #000000" style:writing-mode="lr-tb"/>
    </style:style>
    <style:style style:name="Table4.B1" style:family="table-cell">
      <style:table-cell-properties style:vertical-align="top" fo:padding="0.0382in" fo:border="0.05pt solid #000000" style:writing-mode="lr-tb"/>
    </style:style>
    <style:style style:name="Table4.A2" style:family="table-cell">
      <style:table-cell-properties style:vertical-align="top" fo:padding="0.0382in" fo:border-left="0.05pt solid #000000" fo:border-right="none" fo:border-top="none" fo:border-bottom="0.05pt solid #000000" style:writing-mode="lr-tb"/>
    </style:style>
    <style:style style:name="Table4.B2" style:family="table-cell">
      <style:table-cell-properties style:vertical-align="top" fo:padding="0.0382in" fo:border-left="0.05pt solid #000000" fo:border-right="0.05pt solid #000000" fo:border-top="none" fo:border-bottom="0.05pt solid #000000" style:writing-mode="lr-tb"/>
    </style:style>
    <style:style style:name="Table3" style:family="table">
      <style:table-properties style:width="6.1361in" fo:margin-left="0.1299in" fo:margin-right="0.2799in" table:align="margins" style:writing-mode="lr-tb"/>
    </style:style>
    <style:style style:name="Table3.A" style:family="table-column">
      <style:table-column-properties style:column-width="1.5653in" style:rel-column-width="16717*"/>
    </style:style>
    <style:style style:name="Table3.B" style:family="table-column">
      <style:table-column-properties style:column-width="1.6611in" style:rel-column-width="17741*"/>
    </style:style>
    <style:style style:name="Table3.C" style:family="table-column">
      <style:table-column-properties style:column-width="2.9097in" style:rel-column-width="31077*"/>
    </style:style>
    <style:style style:name="Table3.1" style:family="table-row">
      <style:table-row-properties fo:keep-together="auto"/>
    </style:style>
    <style:style style:name="Table3.A1" style:family="table-cell">
      <style:table-cell-properties style:vertical-align="top" fo:background-color="transparent" fo:padding="0.0382in" fo:border-left="0.05pt solid #000000" fo:border-right="none" fo:border-top="0.05pt solid #000000" fo:border-bottom="0.05pt solid #000000" style:writing-mode="lr-tb">
        <style:background-image/>
      </style:table-cell-properties>
    </style:style>
    <style:style style:name="Table3.C1" style:family="table-cell">
      <style:table-cell-properties style:vertical-align="top" fo:background-color="transparent" fo:padding="0.0382in" fo:border="0.05pt solid #000000" style:writing-mode="lr-tb">
        <style:background-image/>
      </style:table-cell-properties>
    </style:style>
    <style:style style:name="Table3.A2" style:family="table-cell">
      <style:table-cell-properties style:vertical-align="top" fo:padding="0.0382in" fo:border-left="0.05pt solid #000000" fo:border-right="none" fo:border-top="none" fo:border-bottom="0.05pt solid #000000" style:writing-mode="lr-tb"/>
    </style:style>
    <style:style style:name="Table3.B2" style:family="table-cell" style:data-style-name="N0">
      <style:table-cell-properties style:vertical-align="top" fo:padding="0.0382in" fo:border-left="0.05pt solid #000000" fo:border-right="none" fo:border-top="none" fo:border-bottom="0.05pt solid #000000" style:writing-mode="lr-tb"/>
    </style:style>
    <style:style style:name="Table3.C2" style:family="table-cell">
      <style:table-cell-properties style:vertical-align="top" fo:padding="0.0382in" fo:border-left="0.05pt solid #000000" fo:border-right="0.05pt solid #000000" fo:border-top="none" fo:border-bottom="0.05pt solid #000000" style:writing-mode="lr-tb"/>
    </style:style>
    <style:style style:name="Table3.A3" style:family="table-cell">
      <style:table-cell-properties style:vertical-align="top" fo:padding="0.0382in" fo:border-left="0.05pt solid #000000" fo:border-right="none" fo:border-top="none" fo:border-bottom="0.05pt solid #000000" style:writing-mode="lr-tb"/>
    </style:style>
    <style:style style:name="Table3.B3" style:family="table-cell" style:data-style-name="N0">
      <style:table-cell-properties style:vertical-align="top" fo:padding="0.0382in" fo:border-left="0.05pt solid #000000" fo:border-right="none" fo:border-top="none" fo:border-bottom="0.05pt solid #000000" style:writing-mode="lr-tb"/>
    </style:style>
    <style:style style:name="Table3.C3" style:family="table-cell" style:data-style-name="N0">
      <style:table-cell-properties style:vertical-align="top" fo:padding="0.0382in" fo:border-left="0.05pt solid #000000" fo:border-right="0.05pt solid #000000" fo:border-top="none" fo:border-bottom="0.05pt solid #000000" style:writing-mode="lr-tb"/>
    </style:style>
    <style:style style:name="Table3.A4" style:family="table-cell">
      <style:table-cell-properties style:vertical-align="top" fo:padding="0.0382in" fo:border-left="0.05pt solid #000000" fo:border-right="none" fo:border-top="none" fo:border-bottom="0.05pt solid #000000" style:writing-mode="lr-tb"/>
    </style:style>
    <style:style style:name="Table3.B4" style:family="table-cell" style:data-style-name="N0">
      <style:table-cell-properties style:vertical-align="top" fo:padding="0.0382in" fo:border-left="0.05pt solid #000000" fo:border-right="none" fo:border-top="none" fo:border-bottom="0.05pt solid #000000" style:writing-mode="lr-tb"/>
    </style:style>
    <style:style style:name="Table3.C4" style:family="table-cell" style:data-style-name="N0">
      <style:table-cell-properties style:vertical-align="top" fo:padding="0.0382in" fo:border-left="0.05pt solid #000000" fo:border-right="0.05pt solid #000000" fo:border-top="none" fo:border-bottom="0.05pt solid #000000" style:writing-mode="lr-tb"/>
    </style:style>
    <style:style style:name="Table3.A5" style:family="table-cell">
      <style:table-cell-properties style:vertical-align="top" fo:padding="0.0382in" fo:border-left="0.05pt solid #000000" fo:border-right="none" fo:border-top="none" fo:border-bottom="0.05pt solid #000000" style:writing-mode="lr-tb"/>
    </style:style>
    <style:style style:name="Table3.B5" style:family="table-cell" style:data-style-name="N0">
      <style:table-cell-properties style:vertical-align="top" fo:padding="0.0382in" fo:border-left="0.05pt solid #000000" fo:border-right="none" fo:border-top="none" fo:border-bottom="0.05pt solid #000000" style:writing-mode="lr-tb"/>
    </style:style>
    <style:style style:name="Table3.C5" style:family="table-cell" style:data-style-name="N0">
      <style:table-cell-properties style:vertical-align="top" fo:padding="0.0382in" fo:border-left="0.05pt solid #000000" fo:border-right="0.05pt solid #000000" fo:border-top="none" fo:border-bottom="0.05pt solid #000000" style:writing-mode="lr-tb"/>
    </style:style>
    <style:style style:name="Table3.A6" style:family="table-cell">
      <style:table-cell-properties style:vertical-align="top" fo:padding="0.0382in" fo:border-left="0.05pt solid #000000" fo:border-right="none" fo:border-top="none" fo:border-bottom="0.05pt solid #000000" style:writing-mode="lr-tb"/>
    </style:style>
    <style:style style:name="Table3.B6" style:family="table-cell" style:data-style-name="N0">
      <style:table-cell-properties style:vertical-align="top" fo:padding="0.0382in" fo:border-left="0.05pt solid #000000" fo:border-right="none" fo:border-top="none" fo:border-bottom="0.05pt solid #000000" style:writing-mode="lr-tb"/>
    </style:style>
    <style:style style:name="Table3.C6" style:family="table-cell" style:data-style-name="N0">
      <style:table-cell-properties style:vertical-align="top" fo:padding="0.0382in" fo:border-left="0.05pt solid #000000" fo:border-right="0.05pt solid #000000" fo:border-top="none" fo:border-bottom="0.05pt solid #000000" style:writing-mode="lr-tb"/>
    </style:style>
    <style:style style:name="Table5" style:family="table">
      <style:table-properties style:width="6.5458in" table:align="margins" style:writing-mode="lr-tb"/>
    </style:style>
    <style:style style:name="Table5.A" style:family="table-column">
      <style:table-column-properties style:column-width="1.6361in" style:rel-column-width="16383*"/>
    </style:style>
    <style:style style:name="Table5.D" style:family="table-column">
      <style:table-column-properties style:column-width="1.6368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style:snap-to-layout-grid="false"/>
      <style:text-properties fo:font-size="10pt" style:font-size-asian="10pt" style:font-size-complex="10pt"/>
    </style:style>
    <style:style style:name="P2" style:family="paragraph" style:parent-style-name="Standard">
      <style:paragraph-properties style:snap-to-layout-grid="false"/>
      <style:text-properties fo:font-size="10pt" fo:font-weight="bold" style:font-size-asian="10pt" style:font-weight-asian="bold" style:font-size-complex="10pt" style:font-weight-complex="bold"/>
    </style:style>
    <style:style style:name="P3" style:family="paragraph" style:parent-style-name="Standard">
      <style:paragraph-properties fo:text-align="end" style:justify-single-word="false" style:snap-to-layout-grid="false"/>
      <style:text-properties fo:font-size="10pt" fo:font-weight="bold" style:font-size-asian="10pt" style:font-weight-asian="bold" style:font-size-complex="10pt" style:font-weight-complex="bold"/>
    </style:style>
    <style:style style:name="P4" style:family="paragraph" style:parent-style-name="Standard">
      <style:paragraph-properties fo:text-align="end" style:justify-single-word="false" style:snap-to-layout-grid="false"/>
      <style:text-properties fo:font-size="14pt" style:font-size-asian="14pt" style:font-size-complex="14pt"/>
    </style:style>
    <style:style style:name="P5" style:family="paragraph" style:parent-style-name="Standard">
      <style:text-properties fo:language="en" fo:country="US"/>
    </style:style>
    <style:style style:name="P6" style:family="paragraph" style:parent-style-name="Standard">
      <style:text-properties fo:language="en" fo:country="US" fo:font-weight="bold" style:font-weight-asian="bold" style:font-weight-complex="bold"/>
    </style:style>
    <style:style style:name="P7" style:family="paragraph" style:parent-style-name="Standard">
      <style:paragraph-properties fo:text-align="start" style:justify-single-word="false" style:text-autospace="none"/>
      <style:text-properties style:font-name="TUNAZI+Cambria" fo:font-size="10pt" style:font-name-asian="TUNAZI+Cambria" style:font-size-asian="10pt" style:font-name-complex="TUNAZI+Cambria" style:font-size-complex="10pt"/>
    </style:style>
    <style:style style:name="P8" style:family="paragraph" style:parent-style-name="Standard">
      <style:text-properties style:font-name="TUNAZI+Cambria" fo:font-size="12pt" style:font-name-asian="TUNAZI+Cambria" style:font-size-asian="12pt" style:font-name-complex="TUNAZI+Cambria" style:font-size-complex="12pt"/>
    </style:style>
    <style:style style:name="P9" style:family="paragraph" style:parent-style-name="Standard">
      <style:paragraph-properties fo:text-align="start" style:justify-single-word="false" style:text-autospace="none"/>
      <style:text-properties style:font-name="TUNAZI+Cambria" fo:font-size="12pt" style:font-name-asian="TUNAZI+Cambria" style:font-size-asian="12pt" style:font-name-complex="TUNAZI+Cambria" style:font-size-complex="12pt"/>
    </style:style>
    <style:style style:name="P10" style:family="paragraph" style:parent-style-name="Standard">
      <style:paragraph-properties style:text-autospace="none"/>
      <style:text-properties style:font-name="TUNAZI+Cambria" fo:font-size="12pt" style:font-name-asian="TUNAZI+Cambria" style:font-size-asian="12pt" style:font-name-complex="TUNAZI+Cambria" style:font-size-complex="12pt"/>
    </style:style>
    <style:style style:name="P11" style:family="paragraph" style:parent-style-name="Standard">
      <style:paragraph-properties style:text-autospace="none"/>
      <style:text-properties style:font-name="TUNAZI+Cambria" fo:font-size="12pt" fo:font-weight="bold" style:font-name-asian="TUNAZI+Cambria" style:font-size-asian="12pt" style:font-weight-asian="bold" style:font-name-complex="TUNAZI+Cambria" style:font-size-complex="12pt" style:font-weight-complex="bold"/>
    </style:style>
    <style:style style:name="P12" style:family="paragraph" style:parent-style-name="Standard">
      <style:text-properties style:font-name="TUNAZI+Cambria" fo:font-size="12pt" fo:language="en" fo:country="US" style:font-name-asian="TUNAZI+Cambria" style:font-size-asian="12pt" style:font-name-complex="TUNAZI+Cambria" style:font-size-complex="12pt"/>
    </style:style>
    <style:style style:name="P13" style:family="paragraph" style:parent-style-name="Standard">
      <style:paragraph-properties fo:text-align="start" style:justify-single-word="false" style:text-autospace="none"/>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style:text-autospace="none"/>
      <style:text-properties style:font-name="VGBWEV+Cambria" fo:font-size="12pt" style:font-name-asian="VGBWEV+Cambria" style:font-size-asian="12pt" style:font-name-complex="VGBWEV+Cambria" style:font-size-complex="12pt"/>
    </style:style>
    <style:style style:name="P16" style:family="paragraph" style:parent-style-name="Standard">
      <style:paragraph-properties fo:text-align="start" style:justify-single-word="false" style:text-autospace="none"/>
      <style:text-properties style:font-name="VGBWEV+Cambria" fo:font-size="10pt" style:font-name-asian="VGBWEV+Cambria" style:font-size-asian="10pt" style:font-name-complex="VGBWEV+Cambria" style:font-size-complex="10pt"/>
    </style:style>
    <style:style style:name="P17" style:family="paragraph" style:parent-style-name="Standard">
      <style:text-properties fo:color="#000000" style:font-name="TUNAZI+Cambria" fo:font-size="12pt" style:font-name-asian="TUNAZI+Cambria" style:font-size-asian="12pt" style:font-name-complex="TUNAZI+Cambria" style:font-size-complex="12pt"/>
    </style:style>
    <style:style style:name="P18" style:family="paragraph" style:parent-style-name="Standard">
      <style:paragraph-properties fo:margin-left="0in" fo:margin-right="0in" fo:text-indent="0.4917in" style:auto-text-indent="false"/>
    </style:style>
    <style:style style:name="P19" style:family="paragraph" style:parent-style-name="Standard">
      <style:paragraph-properties fo:margin-left="0in" fo:margin-right="0in" fo:text-indent="0.4917in" style:auto-text-indent="false"/>
      <style:text-properties fo:language="en" fo:country="US"/>
    </style:style>
    <style:style style:name="P20" style:family="paragraph" style:parent-style-name="Standard">
      <style:paragraph-properties fo:margin-left="0in" fo:margin-right="0in" fo:text-indent="0.4917in" style:auto-text-indent="false"/>
      <style:text-properties style:font-name="TUNAZI+Cambria" fo:font-size="12pt" style:font-name-asian="TUNAZI+Cambria" style:font-size-asian="12pt" style:font-name-complex="TUNAZI+Cambria" style:font-size-complex="12pt"/>
    </style:style>
    <style:style style:name="P21" style:family="paragraph" style:parent-style-name="Standard">
      <style:paragraph-properties fo:margin-left="0.4917in" fo:margin-right="0in" fo:text-indent="0.4917in" style:auto-text-indent="false"/>
    </style:style>
    <style:style style:name="P22" style:family="paragraph" style:parent-style-name="Standard">
      <style:paragraph-properties fo:margin-left="0.25in" fo:margin-right="0in" fo:text-indent="0in" style:auto-text-indent="false"/>
    </style:style>
    <style:style style:name="P23" style:family="paragraph" style:parent-style-name="Standard">
      <style:paragraph-properties fo:margin-left="0.25in" fo:margin-right="0in" fo:text-indent="0.2417in" style:auto-text-indent="false"/>
    </style:style>
    <style:style style:name="P24" style:family="paragraph" style:parent-style-name="Standard" style:list-style-name="WW8Num5"/>
    <style:style style:name="P25" style:family="paragraph" style:parent-style-name="Standard" style:list-style-name="WW8Num2"/>
    <style:style style:name="P26" style:family="paragraph" style:parent-style-name="Standard" style:list-style-name="WW8Num3"/>
    <style:style style:name="P27" style:family="paragraph" style:parent-style-name="Standard" style:list-style-name="WW8Num7"/>
    <style:style style:name="P28" style:family="paragraph" style:parent-style-name="Standard" style:list-style-name="L1">
      <style:text-properties fo:language="en" fo:country="US"/>
    </style:style>
    <style:style style:name="P29" style:family="paragraph" style:parent-style-name="Standard" style:list-style-name="WW8Num8"/>
    <style:style style:name="P30" style:family="paragraph" style:parent-style-name="Standard" style:list-style-name="WW8Num6"/>
    <style:style style:name="P31" style:family="paragraph" style:parent-style-name="Standard" style:list-style-name="L2">
      <style:paragraph-properties fo:margin-left="0.3417in" fo:margin-right="0in" fo:text-align="start" style:justify-single-word="false" fo:text-indent="-0.25in" style:auto-text-indent="false" style:text-autospace="none">
        <style:tab-stops>
          <style:tab-stop style:position="0.3417in"/>
        </style:tab-stops>
      </style:paragraph-properties>
    </style:style>
    <style:style style:name="P32" style:family="paragraph" style:parent-style-name="Heading_20_1" style:master-page-name="Standard">
      <style:paragraph-properties style:page-number="auto"/>
    </style:style>
    <style:style style:name="P33" style:family="paragraph" style:parent-style-name="Heading_20_2" style:list-style-name="WW8Num4"/>
    <style:style style:name="P34" style:family="paragraph" style:parent-style-name="Heading_20_2" style:list-style-name="WW8Num4">
      <style:paragraph-properties fo:orphans="2" fo:widows="2" fo:hyphenation-ladder-count="no-limit" style:writing-mode="lr-tb"/>
      <style:text-properties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officeooo:rsid="0006d996"/>
    </style:style>
    <style:style style:name="T4" style:family="text">
      <style:text-properties style:font-name-complex="Cambria"/>
    </style:style>
    <style:style style:name="T5" style:family="text">
      <style:text-properties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style:font-name="TUNAZI+Cambria" fo:font-size="12pt" style:font-name-asian="TUNAZI+Cambria" style:font-size-asian="12pt" style:font-name-complex="TUNAZI+Cambria" style:font-size-complex="12pt"/>
    </style:style>
    <style:style style:name="T9" style:family="text">
      <style:text-properties fo:font-size="12pt" style:font-size-asian="12pt" style:font-size-complex="12pt"/>
    </style:style>
    <style:style style:name="T10" style:family="text">
      <style:text-properties style:font-name="VGBWEV+Cambria" fo:font-size="12pt" style:font-name-asian="VGBWEV+Cambria" style:font-size-asian="12pt" style:font-name-complex="VGBWEV+Cambria" style:font-size-complex="12pt"/>
    </style:style>
    <style:style style:name="T11" style:family="text">
      <style:text-properties officeooo:rsid="0006d99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DejaVu San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Praktikum Maschinelle Übersetzung – Language Model</text:p>
      <text:p text:style-name="Standard"/>
      <text:p text:style-name="Standard">Um die Aufgaben auszuführen, können sie ihre Daten in folgendem Verzeichnis speichern:</text:p>
      <text:p text:style-name="Standard"><text:tab/><text:span text:style-name="T1">/project/smtstud/ss17</text:span><text:span text:style-name="T1">/systems/USERNAME/</text:span></text:p>
      <text:p text:style-name="P5"/>
      <text:p text:style-name="P12">Wir werden verschiedene Sprachmodelle von Daten trainieren, die aus der Tourismus Domäne stammen. Sehen Sie sich die Trainingsdaten in deutsch und englisch einmal an, um einen Eindruck davon zu gewinnen, womit Sie arbeiten:</text:p>
      <text:p text:style-name="P9">/project/smtstud/ss17/data/corpus/train.de-en.1-99.de</text:p>
      <text:p text:style-name="P9">/project/smtstud/ss17/data/corpus/train.de-en.1-99.en</text:p>
      <text:p text:style-name="P9"/>
      <text:p text:style-name="P9">Später werden wir testen, wie gut/schlecht dieses Modell auf Daten aus einer aufgenommenen Vorlesung</text:p>
      <text:p text:style-name="P9">/project/smtstud/ss17/data/dev/lecture.en.Final.sc</text:p>
      <text:p text:style-name="P9">im Vergleich zu den Tourismus Daten passt und wie wir dies durch Interpolation mit einem weiteren LM, das auf Parlamentsdebatten trainiert wurde, verbessern können.</text:p>
      <text:p text:style-name="P9"/>
      <text:p text:style-name="P13"><text:span text:style-name="T8">Bitte melden Sie sich nach Abschluss jeder Aufgabe, sodass wir ausschlie</text:span>ß<text:span text:style-name="T8">en k</text:span>ö<text:span text:style-name="T8">nnen, dass Sie mit fehlerhaften Dateien weitermachen.</text:span></text:p>
      <text:list xml:id="list4528626592522232455" text:style-name="WW8Num4">
        <text:list-item>
          <text:h text:style-name="P33" text:outline-level="2">Trainieren eines Language Models</text:h>
        </text:list-item>
      </text:list>
      <text:p text:style-name="Standard"/>
      <text:p text:style-name="Standard">Wir trainieren das Language Model (LM) mittels des SRI Language Model Toolkit (SriLM). <text:s/>Informationen dazu finden Sie unter:</text:p>
      <text:p text:style-name="Standard"><text:tab/><text:a xlink:type="simple" xlink:href="http://www-speech.sri.com/projects/srilm/"><text:span text:style-name="Internet_20_link"><text:span text:style-name="T4">http://www-speech.sri.com/projects/srilm/</text:span></text:span></text:a></text:p>
      <text:p text:style-name="Standard"/>
      <text:p text:style-name="Standard">1.a) Trainieren Sie zunächst 4 englische Sprachmodelle (1 bis 4-gram) mittels des Programms: <text:tab/><text:tab/>/project/smtstud/ss17/bin/<text:span text:style-name="T5">ngram-count</text:span></text:p>
      <text:p text:style-name="Standard">Information zu den Parametern für das Programm finden Sie unter:</text:p>
      <text:p text:style-name="Standard"><text:a xlink:type="simple" xlink:href="http://www-speech.sri.com/projects/srilm/manpages/ngram-count.1.html"><text:span text:style-name="Internet_20_link"><text:span text:style-name="T4">http://www-speech.sri.com/projects/srilm/manpages/ngram-count.1.html</text:span></text:span></text:a></text:p>
      <text:p text:style-name="P20">– trainieren Sie ein „open vocabulary“ LM</text:p>
      <text:p text:style-name="P20">– benutzen Sie (modified) Kneser-Ney-Discounting (für alle n-gramme)</text:p>
      <text:p text:style-name="P20">– aktivieren sie die Interpolation der verschieden n-gram</text:p>
      <text:p text:style-name="P20">Wahrscheinlichkeiten (für alle n-gramme)</text:p>
      <text:p text:style-name="P20">– lesen sie den Trainingstext aus dieser Datei:</text:p>
      <text:p text:style-name="P20">/project/smtstud/ss17/data/corpus/train.de-en.1-99.en</text:p>
      <text:p text:style-name="P20">– schreiben Sie ein LM des Formats: „backoff N-gram model“ in eine</text:p>
      <text:p text:style-name="P20">Datei</text:p>
      <text:p text:style-name="Standard"/>
      <text:p text:style-name="P17">Schauen Sie sich den Inhalt der Datei für das 4-gram LM an:</text:p>
      <text:p text:style-name="P17">(Hinweis: das default LM file format ist plain text)</text:p>
      <text:p text:style-name="P17">– Wieviele uni-gramme, bi-gramme, tri-gramme und 4-gramme befinden</text:p>
      <text:p text:style-name="P17">sich im 4-gram LM?</text:p>
      <text:p text:style-name="P17">– Wie sind die Einträge in der Modelldatei zu lesen?</text:p>
      <text:p text:style-name="P17">http://www-speech.sri.com/projects/srilm/manpages/ngram-format.5.html</text:p>
      <text:p text:style-name="Standard"/>
      <text:p text:style-name="Standard"><text:soft-page-break/>1.b) Trainieren Sie nun ein 4-gram LM mit den zusätzlichen Parametern: </text:p>
      <text:p text:style-name="P21"><text:span text:style-name="T5">–gt</text:span><text:span text:style-name="T6">3</text:span><text:span text:style-name="T5">min 1 –gt</text:span><text:span text:style-name="T6">4</text:span><text:span text:style-name="T5">min 1</text:span></text:p>
      <text:p text:style-name="P22"/>
      <text:list xml:id="list467919902705102200" text:style-name="WW8Num5">
        <text:list-item>
          <text:p text:style-name="P24">Wie ändern sich die Anzahlen der n-gramme und warum? </text:p>
        </text:list-item>
        <text:list-item>
          <text:p text:style-name="P24">Was lässt sich daraus ablesen?</text:p>
        </text:list-item>
      </text:list>
      <text:p text:style-name="Standard">(Hinweis: Parameter in der manpage: –gt<text:span text:style-name="T7">n</text:span>min. Die default Werte für diesen Parameter lassen sich per ngram-count –help herausfinden.)</text:p>
      <text:p text:style-name="Standard"/>
      <text:p text:style-name="Standard">1.c) Trainieren Sie nun ein 4-gram LM mit den selben Parametern für die deutschen Trainingsdaten:</text:p>
      <text:p text:style-name="Standard"><text:tab/><text:span text:style-name="T1">/project/smtstud/ss17</text:span><text:span text:style-name="T1">/data/corpus/train.de-en.1-99.de</text:span></text:p>
      <text:p text:style-name="Standard"/>
      <text:list xml:id="list3537870591709061323" text:style-name="WW8Num2">
        <text:list-item>
          <text:p text:style-name="P25">Wie ändern sich die Anzahlen der n-gramme und warum?</text:p>
        </text:list-item>
      </text:list>
      <text:p text:style-name="Standard"/>
      <text:p text:style-name="Standard"/>
      <text:p text:style-name="P1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ngram order</text:p>
          </table:table-cell>
          <table:table-cell table:style-name="Table1.A1" office:value-type="string">
            <text:p text:style-name="P3">EN with default cutoff</text:p>
          </table:table-cell>
          <table:table-cell table:style-name="Table1.A1" office:value-type="string">
            <text:p text:style-name="P3">EN no cutoffs</text:p>
          </table:table-cell>
          <table:table-cell table:style-name="Table1.D1" office:value-type="string">
            <text:p text:style-name="P3">DE</text:p>
          </table:table-cell>
        </table:table-row>
        <table:table-row table:style-name="Table1.1">
          <table:table-cell table:style-name="Table1.A2" office:value-type="string">
            <text:p text:style-name="P1">ngram 1</text:p>
          </table:table-cell>
          <table:table-cell table:style-name="Table1.A2" office:value-type="string">
            <text:p text:style-name="P4"/>
          </table:table-cell>
          <table:table-cell table:style-name="Table1.A2" office:value-type="string">
            <text:p text:style-name="P4"/>
          </table:table-cell>
          <table:table-cell table:style-name="Table1.D2" office:value-type="string">
            <text:p text:style-name="P4"/>
          </table:table-cell>
        </table:table-row>
        <table:table-row table:style-name="Table1.1">
          <table:table-cell table:style-name="Table1.A2" office:value-type="string">
            <text:p text:style-name="P1">ngram 2</text:p>
          </table:table-cell>
          <table:table-cell table:style-name="Table1.A2" office:value-type="string">
            <text:p text:style-name="P4"/>
          </table:table-cell>
          <table:table-cell table:style-name="Table1.A2" office:value-type="string">
            <text:p text:style-name="P4"/>
          </table:table-cell>
          <table:table-cell table:style-name="Table1.D2" office:value-type="string">
            <text:p text:style-name="P4"/>
          </table:table-cell>
        </table:table-row>
        <table:table-row table:style-name="Table1.1">
          <table:table-cell table:style-name="Table1.A2" office:value-type="string">
            <text:p text:style-name="P1">ngram 3</text:p>
          </table:table-cell>
          <table:table-cell table:style-name="Table1.A2" office:value-type="string">
            <text:p text:style-name="P4"/>
          </table:table-cell>
          <table:table-cell table:style-name="Table1.A2" office:value-type="string">
            <text:p text:style-name="P4"/>
          </table:table-cell>
          <table:table-cell table:style-name="Table1.D2" office:value-type="string">
            <text:p text:style-name="P4"/>
          </table:table-cell>
        </table:table-row>
        <table:table-row table:style-name="Table1.1">
          <table:table-cell table:style-name="Table1.A2" office:value-type="string">
            <text:p text:style-name="P1">ngram 4</text:p>
          </table:table-cell>
          <table:table-cell table:style-name="Table1.A2" office:value-type="string">
            <text:p text:style-name="P4"/>
          </table:table-cell>
          <table:table-cell table:style-name="Table1.A2" office:value-type="string">
            <text:p text:style-name="P4"/>
          </table:table-cell>
          <table:table-cell table:style-name="Table1.D2" office:value-type="string">
            <text:p text:style-name="P4"/>
          </table:table-cell>
        </table:table-row>
      </table:table>
      <text:p text:style-name="Standard"/>
      <text:list xml:id="list105704774925063" text:continue-list="list4528626592522232455" text:style-name="WW8Num4">
        <text:list-item>
          <text:h text:style-name="P33" text:outline-level="2">Berechnung der Preplexität eines Language Models</text:h>
        </text:list-item>
      </text:list>
      <text:p text:style-name="Standard"/>
      <text:p text:style-name="Standard">Wie in der Vorlesung besprochen, kann man die Qualität von LMs mittels der Perplexität für ein Testdatendokument vergleichen. Dazu können Sie das Programm</text:p>
      <text:p text:style-name="P23">/project/smtstud/ss17/bin/<text:span text:style-name="T5">ngram</text:span></text:p>
      <text:p text:style-name="Standard">benutzen.</text:p>
      <text:p text:style-name="Standard"/>
      <text:p text:style-name="Standard">Informationen zu den Parametern zu diesem Programm finden sie unter:</text:p>
      <text:p text:style-name="P18"><text:a xlink:type="simple" xlink:href="http://www-speech.sri.com/projects/srilm/manpages/ngram.1.html"><text:span text:style-name="Internet_20_link"><text:span text:style-name="T4">http://www-speech.sri.com/projects/srilm/manpages/ngram.1.html</text:span></text:span></text:a></text:p>
      <text:p text:style-name="Standard">Hinweis: Benutzen Sie den Parameter <text:span text:style-name="T5">-ppl</text:span></text:p>
      <text:p text:style-name="Standard">Die Testdaten finden Sie unter:</text:p>
      <text:p text:style-name="P19">/project/smtstud/ss17/data/test/test.btec.en.Final.sc</text:p>
      <text:p text:style-name="Standard"/>
      <text:p text:style-name="Standard">2.a) Berechnen Sie die Perplexität der Testdaten mittels aller englischen LMs, die Sie in Aufgabe 1 trainiert haben.</text:p>
      <text:p text:style-name="Standard"/>
      <text:list xml:id="list5833443196163254633" text:style-name="WW8Num3">
        <text:list-item>
          <text:p text:style-name="P26">Wie verändert sich die Perplexität für LMs aufsteigender Ordnung?</text:p>
        </text:list-item>
        <text:list-item>
          <text:p text:style-name="P26">Welche Schlussfolgerung lässt sich daraus ziehen?</text:p>
        </text:list-item>
      </text:list>
      <text:p text:style-name="Standard"/>
      <text:p text:style-name="Standard">2.b) Berechnen Sie die Perplexität dieser deutschen Testdaten:</text:p>
      <text:p text:style-name="P5">/project/smtstud/ss17/data/test/test.btec.de.Final.sc</text:p>
      <text:p text:style-name="Standard">mittels des deutschen LM aus Aufgabe 1.</text:p>
      <text:p text:style-name="Standard"/>
      <text:list xml:id="list1931980567129681026" text:style-name="WW8Num7">
        <text:list-item>
          <text:p text:style-name="P27">Wie verhält sich die Perplexität im Vergleich zum englischen LM und warum?</text:p>
        </text:list-item>
      </text:list>
      <table:table table:name="Table2" table:style-name="Table2">
        <table:table-column table:style-name="Table2.A"/>
        <table:table-column table:style-name="Table2.B"/>
        <text:soft-page-break/>
        <table:table-row table:style-name="Table2.1">
          <table:table-cell table:style-name="Table2.A1" office:value-type="string">
            <text:p text:style-name="P2">LM</text:p>
          </table:table-cell>
          <table:table-cell table:style-name="Table2.B1" office:value-type="string">
            <text:p text:style-name="P3">ppl</text:p>
          </table:table-cell>
        </table:table-row>
        <table:table-row table:style-name="Table2.1">
          <table:table-cell table:style-name="Table2.A2" office:value-type="string">
            <text:p text:style-name="P1">1-gram LM</text:p>
          </table:table-cell>
          <table:table-cell table:style-name="Table2.B2" office:value-type="string">
            <text:p text:style-name="P4"/>
          </table:table-cell>
        </table:table-row>
        <table:table-row table:style-name="Table2.1">
          <table:table-cell table:style-name="Table2.A2" office:value-type="string">
            <text:p text:style-name="P1">2-gram LM</text:p>
          </table:table-cell>
          <table:table-cell table:style-name="Table2.B2" office:value-type="string">
            <text:p text:style-name="P4"/>
          </table:table-cell>
        </table:table-row>
        <table:table-row table:style-name="Table2.1">
          <table:table-cell table:style-name="Table2.A2" office:value-type="string">
            <text:p text:style-name="P1">3-gram LM</text:p>
          </table:table-cell>
          <table:table-cell table:style-name="Table2.B2" office:value-type="string">
            <text:p text:style-name="P4"/>
          </table:table-cell>
        </table:table-row>
        <table:table-row table:style-name="Table2.1">
          <table:table-cell table:style-name="Table2.A2" office:value-type="string">
            <text:p text:style-name="P1">4-gram LM</text:p>
          </table:table-cell>
          <table:table-cell table:style-name="Table2.B2" office:value-type="string">
            <text:p text:style-name="P4"/>
          </table:table-cell>
        </table:table-row>
        <table:table-row table:style-name="Table2.1">
          <table:table-cell table:style-name="Table2.A2" office:value-type="string">
            <text:p text:style-name="P1">4-gram LM without cutoffs</text:p>
          </table:table-cell>
          <table:table-cell table:style-name="Table2.B6">
            <text:p text:style-name="P4"/>
          </table:table-cell>
        </table:table-row>
      </table:table>
      <text:p text:style-name="Standard"/>
      <text:p text:style-name="Standard">2.c) Trainieren Sie drei weitere 4-gram Language Modele ohne den interpolate parameter. Das erste Model ohne Discounting, und das zweite mit Witten-Bell Discounting, und das letzte mit modified Kneser-Ney Discounting. Dann berechnen Sie die Perplexitäten auf den gleichen Testdaten wie in 2.c. Welche Technik ist die beste?</text:p>
      <text:p text:style-name="Standard"/>
      <text:p text:style-name="P8"/>
      <table:table table:name="Table4" table:style-name="Table4">
        <table:table-column table:style-name="Table4.A"/>
        <table:table-column table:style-name="Table4.B"/>
        <table:table-row table:style-name="Table4.1">
          <table:table-cell table:style-name="Table4.A1" office:value-type="string">
            <text:p text:style-name="P2">Technik</text:p>
          </table:table-cell>
          <table:table-cell table:style-name="Table4.B1" office:value-type="string">
            <text:p text:style-name="P3">ppl</text:p>
          </table:table-cell>
        </table:table-row>
        <table:table-row table:style-name="Table4.1">
          <table:table-cell table:style-name="Table4.A2" office:value-type="string">
            <text:p text:style-name="P1">No discounting</text:p>
          </table:table-cell>
          <table:table-cell table:style-name="Table4.B2" office:value-type="string">
            <text:p text:style-name="P4"/>
          </table:table-cell>
        </table:table-row>
        <table:table-row table:style-name="Table4.1">
          <table:table-cell table:style-name="Table4.A2" office:value-type="string">
            <text:p text:style-name="P1">Witten-bell</text:p>
          </table:table-cell>
          <table:table-cell table:style-name="Table4.B2" office:value-type="string">
            <text:p text:style-name="P4"/>
          </table:table-cell>
        </table:table-row>
        <table:table-row table:style-name="Table4.1">
          <table:table-cell table:style-name="Table4.A2" office:value-type="string">
            <text:p text:style-name="P1">Kneser-Ney</text:p>
          </table:table-cell>
          <table:table-cell table:style-name="Table4.B2" office:value-type="string">
            <text:p text:style-name="P4"/>
          </table:table-cell>
        </table:table-row>
      </table:table>
      <text:p text:style-name="Standard"/>
      <text:list xml:id="list105706524775097" text:continue-list="list105704774925063" text:style-name="WW8Num4">
        <text:list-item>
          <text:h text:style-name="P33" text:outline-level="2">Interpolieren von Language Models</text:h>
        </text:list-item>
      </text:list>
      <text:p text:style-name="Standard"/>
      <text:p text:style-name="Standard">Gegeben sind:</text:p>
      <text:p text:style-name="Standard"><text:s/>Zwei 4-gram Sprachmodelle, die auf <text:s/>Textdaten aus unterschiedlichen Quellen trainiert wurden: </text:p>
      <text:p text:style-name="Standard">- das englische 4-gram LM aus Aufgabe 1 und</text:p>
      <text:list xml:id="list513657398011672316" text:style-name="L1">
        <text:list-header>
          <text:p text:style-name="P28">/project/smtstud/ss17/models/big.4.en.unk.srilm</text:p>
        </text:list-header>
      </text:list>
      <text:p text:style-name="P5"/>
      <text:p text:style-name="Standard">Testdaten, die aus einer weiteren unterschiedlichen Quelle stammen. Diese Daten wurden in ein development set und ein test set zerlegt:</text:p>
      <text:p text:style-name="P5">/project/smtstud/ss17/data/dev/lecture.en.Final.sc</text:p>
      <text:p text:style-name="P5">/project/smtstud/ss17/data/test/lecture.en.Final.sc</text:p>
      <text:p text:style-name="Standard"/>
      <text:p text:style-name="Standard">Zwei LMs können mittels des Programms:</text:p>
      <text:p text:style-name="Standard"><text:span text:style-name="T1">/project/smtstud/ss17</text:span><text:span text:style-name="T1">/bin/</text:span><text:span text:style-name="T2">compute-best-mix</text:span></text:p>
      <text:p text:style-name="Standard"><text:span text:style-name="T1">/project/smtstud/ss17</text:span><text:span text:style-name="T1">/bin/</text:span><text:span text:style-name="T2">ngram</text:span></text:p>
      <text:p text:style-name="P6"/>
      <text:p text:style-name="Standard">interpoliert werden.</text:p>
      <text:p text:style-name="Standard">Informationen zum Benutzung dieses Programms finden sie unter:</text:p>
      <text:p text:style-name="Standard"><text:a xlink:type="simple" xlink:href="http://www.speech.sri.com/projects/srilm/manpages/ppl-scripts.1.html"><text:span text:style-name="Internet_20_link"><text:span text:style-name="T4">http://www.speech.sri.com/projects/srilm/manpages/ppl-scripts.1.html</text:span></text:span></text:a></text:p>
      <text:p text:style-name="P14"/>
      <text:p text:style-name="Standard">3.a) Berechnen Sie die optimalen Interpolationsgewichte für die beiden LMs für das gegebene development set.</text:p>
      <text:p text:style-name="Standard">Interpolieren Sie die beiden LMs gleichgewichtet (0.5 0.5) und mit optimalen Interpolationsgewichten.</text:p>
      <text:p text:style-name="Standard"/>
      <text:p text:style-name="P7"><text:span text:style-name="T9">Hinweis: Das interpolieren zweier LMs erfordert </text:span><text:span text:style-name="T10">3 Schritte</text:span><text:span text:style-name="T9">:</text:span></text:p>
      <text:list xml:id="list5834321693302590781" text:style-name="L2">
        <text:list-item>
          <text:p text:style-name="P31"><text:soft-page-break/><text:span text:style-name="T8">Erstellen je einer Zwischendatei mittels </text:span><text:span text:style-name="T10">ngram -debug 2 –ppl –order … </text:span><text:span text:style-name="T8">für jedes Modell,</text:span></text:p>
        </text:list-item>
        <text:list-item>
          <text:p text:style-name="P31"><text:span text:style-name="T9">Berechnen der optimalen Interpolationsgewichte mittels </text:span><text:span text:style-name="T10">compute-best-mix </text:span><text:span text:style-name="T9">und</text:span></text:p>
        </text:list-item>
        <text:list-item>
          <text:p text:style-name="P31"><text:span text:style-name="T8">Erstellen des interpolierten LM mittels </text:span><text:span text:style-name="T10">ngram –lm … -mix-lm …</text:span></text:p>
        </text:list-item>
      </text:list>
      <text:p text:style-name="P15"/>
      <text:list xml:id="list3255310592769350857" text:style-name="WW8Num8">
        <text:list-item>
          <text:p text:style-name="P29">Welche Perplexität hat das development set für die beiden einzelnen LMs?<text:line-break/>(Hinweis: Steht in der von ngram –debug 2 … ausgegebenen Datei)</text:p>
        </text:list-item>
        <text:list-item>
          <text:p text:style-name="P29">Wie verändert sich die Perplexität zwischen der gleich gewichteten Anfangsinterpolation und der mit optimalen Gewichen?</text:p>
        </text:list-item>
        <text:list-item>
          <text:p text:style-name="P29">Was sind die Werte der beiden Lambdas?</text:p>
        </text:list-item>
      </text:list>
      <text:p text:style-name="Standard"/>
      <text:p text:style-name="Standard">3.b) Berechnen Sie die Perplexitäten für die beiden einzelnen LMs und die beiden <text:s/>interpolierten LMs für die Testdaten, die nicht zur Interpolation verwendet wurden.</text:p>
      <text:p text:style-name="Standard"/>
      <text:list xml:id="list6538294156191992926" text:style-name="WW8Num6">
        <text:list-item>
          <text:p text:style-name="P30">Wie verändert sich die Perplexität in diesem Fall?</text:p>
        </text:list-item>
      </text:list>
      <text:p text:style-name="Standard"/>
      <text:p text:style-name="P1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LM</text:p>
          </table:table-cell>
          <table:table-cell table:style-name="Table3.A1" office:value-type="string">
            <text:p text:style-name="P3">ppl dev</text:p>
          </table:table-cell>
          <table:table-cell table:style-name="Table3.C1" office:value-type="string">
            <text:p text:style-name="P3">ppl test</text:p>
          </table:table-cell>
        </table:table-row>
        <table:table-row table:style-name="Table3.1">
          <table:table-cell table:style-name="Table3.A6" office:value-type="string">
            <text:p text:style-name="P1">small</text:p>
          </table:table-cell>
          <table:table-cell table:style-name="Table3.B2">
            <text:p text:style-name="P4"/>
          </table:table-cell>
          <table:table-cell table:style-name="Table3.C2" office:value-type="string">
            <text:p text:style-name="P4"/>
          </table:table-cell>
        </table:table-row>
        <table:table-row table:style-name="Table3.1">
          <table:table-cell table:style-name="Table3.A6" office:value-type="string">
            <text:p text:style-name="P1">big</text:p>
          </table:table-cell>
          <table:table-cell table:style-name="Table3.B3">
            <text:p text:style-name="P4"/>
          </table:table-cell>
          <table:table-cell table:style-name="Table3.C3">
            <text:p text:style-name="P4"/>
          </table:table-cell>
        </table:table-row>
        <table:table-row table:style-name="Table3.1">
          <table:table-cell table:style-name="Table3.A6" office:value-type="string">
            <text:p text:style-name="P1">interpol-uniform</text:p>
          </table:table-cell>
          <table:table-cell table:style-name="Table3.B4">
            <text:p text:style-name="P4"/>
          </table:table-cell>
          <table:table-cell table:style-name="Table3.C4">
            <text:p text:style-name="P4"/>
          </table:table-cell>
        </table:table-row>
        <table:table-row table:style-name="Table3.1">
          <table:table-cell table:style-name="Table3.A6" office:value-type="string">
            <text:p text:style-name="P1">interpol-tuned</text:p>
          </table:table-cell>
          <table:table-cell table:style-name="Table3.B5">
            <text:p text:style-name="P4"/>
          </table:table-cell>
          <table:table-cell table:style-name="Table3.C5">
            <text:p text:style-name="P4"/>
          </table:table-cell>
        </table:table-row>
        <table:table-row table:style-name="Table3.1">
          <table:table-cell table:style-name="Table3.A6" office:value-type="string">
            <text:p text:style-name="P1">One model (all data)</text:p>
          </table:table-cell>
          <table:table-cell table:style-name="Table3.B6">
            <text:p text:style-name="P4"/>
          </table:table-cell>
          <table:table-cell table:style-name="Table3.C6">
            <text:p text:style-name="P4"/>
          </table:table-cell>
        </table:table-row>
      </table:table>
      <text:p text:style-name="Standard"/>
      <text:p text:style-name="P13"/>
      <text:p text:style-name="P13"/>
      <text:list xml:id="list105705768611720" text:continue-list="list105706524775097" text:style-name="WW8Num4">
        <text:list-item>
          <text:h text:style-name="P34" text:outline-level="2"><text:s/>Verwendung des Language Model für Hypothesis Ranking</text:h>
        </text:list-item>
      </text:list>
      <text:p text:style-name="P10"/>
      <text:p text:style-name="P10">Der folgende Quellsatz wurde mit einem unserer Syteme übersetzt: „gibt es einen freien Tisch für drei Personen um acht Uhr heute Abend ?“ </text:p>
      <text:p text:style-name="P10"/>
      <text:p text:style-name="P10">4.a) Benutzen Sie das letzte Language Model (interpol-tuned) um die folgenden Hypothesen, die von unserem System erstellt wurden, zu ranken:</text:p>
      <text:p text:style-name="P10">Hypothese 1: „is there a table available for three at eight tonight ?“</text:p>
      <text:p text:style-name="P10">Hypothese 2: „is there a table available for three at eight o 'clock this evening ?“</text:p>
      <text:p text:style-name="P10">Hypothese 3: „is there a table available for three people at eight o 'clock tonight ?“</text:p>
      <text:p text:style-name="P10">Hypothese 4: „there is a table available for three at eight tonight ?“</text:p>
      <text:p text:style-name="P10">Hypothese 5: „is there a table available for three at eight p.m. Tonight ?“</text:p>
      <text:p text:style-name="P10"/>
      <text:p text:style-name="P10"/>
      <text:p text:style-name="P10">4.b) Was können Sie daraus schließen? </text:p>
      <text:p text:style-name="P10"><text:soft-page-break/></text:p>
      <text:p text:style-name="P10"/>
      <table:table table:name="Table5" table:style-name="Table5">
        <table:table-column table:style-name="Table5.A" table:number-columns-repeated="3"/>
        <table:table-column table:style-name="Table5.D"/>
        <table:table-row>
          <table:table-cell table:style-name="Table5.A1" office:value-type="string">
            <text:p text:style-name="P11">Hypothesis</text:p>
          </table:table-cell>
          <table:table-cell table:style-name="Table5.A1" office:value-type="string">
            <text:p text:style-name="P11">Mein Rank</text:p>
          </table:table-cell>
          <table:table-cell table:style-name="Table5.A1" office:value-type="string">
            <text:p text:style-name="P11">LM Score/ppl</text:p>
          </table:table-cell>
          <table:table-cell table:style-name="Table5.D1" office:value-type="string">
            <text:p text:style-name="P11">LM Rank</text:p>
          </table:table-cell>
        </table:table-row>
        <table:table-row>
          <table:table-cell table:style-name="Table5.A2" office:value-type="string">
            <text:p text:style-name="Table_20_Contents">H1</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Table_20_Contents">H2</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Table_20_Contents">H3</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Table_20_Contents">H4</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Table_20_Contents">H5</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
      <text:p text:style-name="P10"/>
      <text:p text:style-name="P10">Hinweis:</text:p>
      <text:p text:style-name="P10">– Benutzen Sie die Parameter -ppl - -debug 1</text:p>
      <text:p text:style-name="P10">– Sie können auch alle Hypothesen in einem echo-Befehl mit „-e“ und „\n“ Zeichen kombini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UNAZI+Cambria" svg:font-family="TUNAZI+Cambria"/>
    <style:font-face style:name="VGBWEV+Cambria" svg:font-family="VGBWEV+Cambria"/>
    <style:font-face style:name="Courier New" svg:font-family="'Courier New'" style:font-family-generic="modern"/>
    <style:font-face style:name="DejaVu Sans" svg:font-family="'DejaVu Sans'" style:font-adornments="Book"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Arial1"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ab-stops>
          <style:tab-stop style:position="0.4925in"/>
        </style:tab-stops>
      </style:paragraph-properties>
      <style:text-properties style:use-window-font-color="true" style:font-name="Cambria" fo:font-family="Cambria" style:font-family-generic="roman" style:font-pitch="variable" fo:font-size="12pt" fo:language="de" fo:country="DE" style:font-name-asian="Times New Roman" style:font-family-asian="'Times New Roman'" style:font-family-generic-asian="roman" style:font-pitch-asian="variable" style:font-size-asian="12pt"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size-asian="14pt" style:font-name-complex="Arial"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class="text">
      <style:paragraph-properties fo:margin-top="0.3335in" fo:margin-bottom="0in" style:contextual-spacing="false" fo:keep-with-next="always"/>
      <style:text-properties fo:color="#345a8a" style:font-name="Calibri" fo:font-family="Calibri" style:font-family-generic="swiss" style:font-pitch="variable" fo:font-size="16pt" fo:font-weight="bold" style:font-size-asian="16pt" style:font-weight-asian="bold" style:font-name-complex="Calibri" style:font-family-complex="Calibri" style:font-family-generic-complex="swiss"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left="0.4in" fo:margin-right="0in" fo:margin-top="0.139in" fo:margin-bottom="0in" style:contextual-spacing="false" fo:text-indent="-0.4in" style:auto-text-indent="false" fo:keep-with-next="always">
        <style:tab-stops>
          <style:tab-stop style:position="0.4925in"/>
        </style:tab-stops>
      </style:paragraph-properties>
      <style:text-properties fo:color="#4f81bd" style:font-name="Calibri" fo:font-family="Calibri" style:font-family-generic="swiss" style:font-pitch="variable" fo:font-size="13pt" fo:font-weight="bold" style:font-size-asian="13pt" style:font-weight-asian="bold" style:font-name-complex="Calibri" style:font-family-complex="Calibri" style:font-family-generic-complex="swiss" style:font-pitch-complex="variable" style:font-size-complex="13pt" style:font-weight-complex="bold"/>
    </style:style>
    <style:style style:name="List_20_Paragraph" style:display-name="List Paragraph"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complex="Times New Roman" style:font-family-complex="'Times New Roman'" style:font-family-generic-complex="roman" style:font-pitch-complex="variable"/>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complex="Times New Roman" style:font-family-complex="'Times New Roman'" style:font-family-generic-complex="roman" style:font-pitch-complex="variable"/>
    </style:style>
    <style:style style:name="WW8Num4z1"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1" style:family="text">
      <style:text-properties style:font-name="Courier New" fo:font-family="'Courier New'" style:font-family-generic="modern"/>
    </style:style>
    <style:style style:name="WW8Num6z2" style:family="text">
      <style:text-properties style:font-name="Wingdings" fo:font-family="Wingdings" style:font-pitch="variable" style:font-charset="x-symbol"/>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Absatz-Standardschriftart" style:family="text"/>
    <style:style style:name="Heading_20_1_20_Char" style:display-name="Heading 1 Char" style:family="text" style:parent-style-name="Absatz-Standardschriftart">
      <style:text-properties style:font-name-complex="Times New Roman" style:font-family-complex="'Times New Roman'" style:font-family-generic-complex="roman" style:font-pitch-complex="variable"/>
    </style:style>
    <style:style style:name="Heading_20_2_20_Char" style:display-name="Heading 2 Char" style:family="text" style:parent-style-name="Absatz-Standardschriftart">
      <style:text-properties style:font-name-complex="Times New Roman" style:font-family-complex="'Times New Roman'" style:font-family-generic-complex="roman" style:font-pitch-complex="variable"/>
    </style:style>
    <style:style style:name="Internet_20_link" style:display-name="Internet link" style:family="text" style:parent-style-name="Absatz-Standardschriftart">
      <style:text-properties fo:color="#0000ff" fo:language="en" fo:country="US" style:text-underline-style="solid" style:text-underline-width="auto" style:text-underline-color="font-color" style:font-name-complex="Times New Roman" style:font-family-complex="'Times New Roman'" style:font-family-generic-complex="roman"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0"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0"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0"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0"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0"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0"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0" style:num-format="">
        <style:list-level-properties text:list-level-position-and-space-mode="label-alignment">
          <style:list-level-label-alignment text:label-followed-by="nothing" fo:text-indent="-1in" fo:margin-left="1in"/>
        </style:list-level-properties>
      </text:outline-level-style>
      <text:outline-level-style text:level="9" text:style-name="WW8Num1z0"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0"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0"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0"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0"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0"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0"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0"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0"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4z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text:style-name="WW8Num4z0"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0"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WW8Num4z0" style:num-suffix="." style:num-format="a" style:num-letter-sync="true"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WW8Num4z0"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0"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WW8Num4z0" style:num-suffix="." style:num-format="a" style:num-letter-sync="true"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WW8Num4z0"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091in" fo:margin-left="0.9846in" fo:margin-right="0.7374in" style:writing-mode="lr-tb" style:layout-grid-color="#c0c0c0" style:layout-grid-lines="61" style:layout-grid-base-height="0.166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091in" fo:margin-left="0.9846in" fo:margin-right="0.8661in" style:writing-mode="lr-tb" style:layout-grid-color="#c0c0c0" style:layout-grid-lines="61" style:layout-grid-base-height="0.166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aktikum Maschinelle Übersetzung – Language Model</dc:title>
    <meta:initial-creator>Almut Silja Hildebrand</meta:initial-creator>
    <meta:creation-date>2011-04-29T18:05:00</meta:creation-date>
    <dc:date>2017-06-06T10:57:04.690544978</dc:date>
    <meta:print-date>2017-06-06T10:51:10.997333014</meta:print-date>
    <meta:editing-cycles>27</meta:editing-cycles>
    <meta:generator>LibreOffice/4.2.8.2$Linux_X86_64 LibreOffice_project/420m0$Build-2</meta:generator>
    <meta:editing-duration>P3DT16H15M19S</meta:editing-duration>
    <meta:document-statistic meta:table-count="5" meta:image-count="0" meta:object-count="0" meta:page-count="5" meta:paragraph-count="129" meta:word-count="920" meta:character-count="6848" meta:non-whitespace-character-count="6050"/>
    <meta:user-defined meta:name="Info 1"/>
    <meta:user-defined meta:name="Info 2"/>
    <meta:user-defined meta:name="Info 3"/>
    <meta:user-defined meta:name="Info 4"/>
  </office:meta>
</office:document-meta>
</file>